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438" officeooo:paragraph-rsid="0015d438"/>
    </style:style>
    <style:style style:name="P2" style:family="paragraph" style:parent-style-name="Standard">
      <style:text-properties officeooo:paragraph-rsid="0015d438"/>
    </style:style>
    <style:style style:name="P3" style:family="paragraph" style:parent-style-name="Standard">
      <style:text-properties officeooo:rsid="00165ff9" officeooo:paragraph-rsid="00165ff9"/>
    </style:style>
    <style:style style:name="P4" style:family="paragraph" style:parent-style-name="Standard">
      <style:text-properties officeooo:rsid="0017f672" officeooo:paragraph-rsid="0017f672"/>
    </style:style>
    <style:style style:name="P5" style:family="paragraph" style:parent-style-name="Standard" style:list-style-name="L1">
      <style:text-properties officeooo:paragraph-rsid="0017f672"/>
    </style:style>
    <style:style style:name="P6" style:family="paragraph" style:parent-style-name="Standard" style:list-style-name="L1">
      <style:text-properties officeooo:rsid="0015d438" officeooo:paragraph-rsid="0015d438"/>
    </style:style>
    <style:style style:name="P7" style:family="paragraph" style:parent-style-name="Standard">
      <style:text-properties officeooo:rsid="0015d438" officeooo:paragraph-rsid="001c6584"/>
    </style:style>
    <style:style style:name="P8" style:family="paragraph" style:parent-style-name="Standard" style:list-style-name="L1">
      <style:text-properties officeooo:rsid="00165ff9" officeooo:paragraph-rsid="00165ff9"/>
    </style:style>
    <style:style style:name="P9" style:family="paragraph" style:parent-style-name="Standard" style:list-style-name="L1">
      <style:text-properties officeooo:rsid="0018f404" officeooo:paragraph-rsid="0018f404"/>
    </style:style>
    <style:style style:name="P10" style:family="paragraph" style:parent-style-name="Standard" style:list-style-name="L2">
      <style:text-properties officeooo:paragraph-rsid="0018f404"/>
    </style:style>
    <style:style style:name="P11" style:family="paragraph" style:parent-style-name="Standard" style:list-style-name="L2">
      <style:text-properties officeooo:paragraph-rsid="001e219d"/>
    </style:style>
    <style:style style:name="P12" style:family="paragraph" style:parent-style-name="Standard" style:list-style-name="L2">
      <style:text-properties officeooo:paragraph-rsid="001fe66a"/>
    </style:style>
    <style:style style:name="P13" style:family="paragraph" style:parent-style-name="Standard" style:list-style-name="L2">
      <style:text-properties officeooo:rsid="0017f672" officeooo:paragraph-rsid="0017f672"/>
    </style:style>
    <style:style style:name="P14" style:family="paragraph" style:parent-style-name="Standard">
      <style:text-properties officeooo:paragraph-rsid="0015d438"/>
    </style:style>
    <style:style style:name="P15" style:family="paragraph" style:parent-style-name="Standard">
      <style:text-properties officeooo:paragraph-rsid="001af060"/>
    </style:style>
    <style:style style:name="P16" style:family="paragraph" style:parent-style-name="Standard">
      <style:text-properties officeooo:paragraph-rsid="001c6584"/>
    </style:style>
    <style:style style:name="P17" style:family="paragraph" style:parent-style-name="Standard" style:list-style-name="L1">
      <style:text-properties officeooo:rsid="001e219d" officeooo:paragraph-rsid="001e219d"/>
    </style:style>
    <style:style style:name="T1" style:family="text">
      <style:text-properties officeooo:rsid="0017f672"/>
    </style:style>
    <style:style style:name="T2" style:family="text">
      <style:text-properties fo:font-size="12pt" officeooo:rsid="0017f672"/>
    </style:style>
    <style:style style:name="T3" style:family="text">
      <style:text-properties fo:font-size="12pt" officeooo:rsid="0018f404"/>
    </style:style>
    <style:style style:name="T4" style:family="text">
      <style:text-properties officeooo:rsid="001af060"/>
    </style:style>
    <style:style style:name="T5" style:family="text">
      <style:text-properties officeooo:rsid="001c6584"/>
    </style:style>
    <style:style style:name="T6" style:family="text">
      <style:text-properties officeooo:rsid="001e219d"/>
    </style:style>
    <style:style style:name="T7" style:family="text">
      <style:text-properties officeooo:rsid="001fe66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. </text:p>
      <text:p text:style-name="P1"/>
      <text:p text:style-name="P1">Dado los siguientes hechos : </text:p>
      <text:p text:style-name="P1"/>
      <text:p text:style-name="P2">progenitor(clara,jose).</text:p>
      <text:p text:style-name="P2">progenitor(tomas, jose).</text:p>
      <text:p text:style-name="P2">progenitor(tomas,isabel).</text:p>
      <text:p text:style-name="P2">progenitor(jose, ana).</text:p>
      <text:p text:style-name="P2">progenitor(jose, patricia).</text:p>
      <text:p text:style-name="P2">progenitor(patricia,jaime).</text:p>
      <text:p text:style-name="P2">progenitor(bob,patricio).</text:p>
      <text:p text:style-name="P2">progenitor(isabel,rocio).</text:p>
      <text:p text:style-name="P15">progenitor(<text:span text:style-name="T4">javier</text:span>, <text:span text:style-name="T4">abril</text:span>).</text:p>
      <text:p text:style-name="P15">progenitor(<text:span text:style-name="T4">abril</text:span>,<text:span text:style-name="T4">maria</text:span>).</text:p>
      <text:p text:style-name="P15">progenitor(<text:span text:style-name="T4">maria</text:span>,<text:span text:style-name="T4">mateo</text:span>).</text:p>
      <text:p text:style-name="P16">progenitor(<text:span text:style-name="T4">mateo</text:span>,<text:span text:style-name="T5">segundo</text:span>).</text:p>
      <text:p text:style-name="P16">progenitor(<text:span text:style-name="T4">mari</text:span><text:span text:style-name="T5">o</text:span>,<text:span text:style-name="T5">lucas</text:span>).</text:p>
      <text:p text:style-name="P16">progenitor(<text:span text:style-name="T5">lucas</text:span>,<text:span text:style-name="T5">miguel</text:span>).</text:p>
      <text:p text:style-name="P7">progenitor(<text:span text:style-name="T5">carlos</text:span>,<text:span text:style-name="T5">ivan</text:span>).</text:p>
      <text:p text:style-name="P16">progenitor(<text:span text:style-name="T4">abril</text:span>,luigi).</text:p>
      <text:p text:style-name="P16">progenitor(luigi,<text:span text:style-name="T5">carlos</text:span>).</text:p>
      <text:p text:style-name="P7">progenitor(<text:span text:style-name="T5">carlos</text:span>,<text:span text:style-name="T5">ivan</text:span>).</text:p>
      <text:p text:style-name="P7"/>
      <text:p text:style-name="P1">Defina las siguientes reglas: </text:p>
      <text:list xml:id="list2698320425" text:style-name="L1">
        <text:list-item>
          <text:p text:style-name="P6">Abuelo</text:p>
        </text:list-item>
        <text:list-item>
          <text:p text:style-name="P6">Nieto</text:p>
        </text:list-item>
        <text:list-item>
          <text:p text:style-name="P6">Tío</text:p>
        </text:list-item>
        <text:list-item>
          <text:p text:style-name="P6">Ancestro</text:p>
        </text:list-item>
        <text:list-item>
          <text:p text:style-name="P6">Hermano</text:p>
        </text:list-item>
        <text:list-item>
          <text:p text:style-name="P8">Sobrino</text:p>
        </text:list-item>
        <text:list-item>
          <text:p text:style-name="P8">Pariente</text:p>
        </text:list-item>
        <text:list-item>
          <text:p text:style-name="P5"><text:span text:style-name="T2">B</text:span><text:span text:style-name="T1">isabuelo</text:span></text:p>
        </text:list-item>
        <text:list-item>
          <text:p text:style-name="P5"><text:span text:style-name="T1">T</text:span><text:span text:style-name="T2">í</text:span><text:span text:style-name="T1">o abuelo</text:span></text:p>
        </text:list-item>
        <text:list-item>
          <text:p text:style-name="P9">Hijo</text:p>
        </text:list-item>
        <text:list-item>
          <text:p text:style-name="P9">Primo</text:p>
        </text:list-item>
        <text:list-item>
          <text:p text:style-name="P17">Primo segundo</text:p>
        </text:list-item>
      </text:list>
      <text:p text:style-name="P3"/>
      <text:p text:style-name="P4">Responda las siguientes consultas: </text:p>
      <text:list xml:id="list3415706658" text:style-name="L2">
        <text:list-item>
          <text:p text:style-name="P13">¿Quien es el hermano de clara?</text:p>
        </text:list-item>
        <text:list-item>
          <text:p text:style-name="P13">¿Quienes son los tios de ana?</text:p>
        </text:list-item>
        <text:list-item>
          <text:p text:style-name="P13">¿Quienes son los ansestros de Jaime?</text:p>
        </text:list-item>
        <text:list-item>
          <text:p text:style-name="P13">¿Quienes son los nietos jose?</text:p>
        </text:list-item>
        <text:list-item>
          <text:p text:style-name="P13">¿Quien es el bisabuelo de ana?</text:p>
        </text:list-item>
        <text:list-item>
          <text:p text:style-name="P10"><text:span text:style-name="T1">¿Quien es el </text:span><text:span text:style-name="T2">p</text:span><text:span text:style-name="T3">rimo</text:span><text:span text:style-name="T1"> de ana?</text:span></text:p>
        </text:list-item>
        <text:list-item>
          <text:p text:style-name="P11"><text:span text:style-name="T1">¿Quien </text:span><text:span text:style-name="T6">son los ancestros de </text:span><text:span text:style-name="T5">ivan</text:span><text:span text:style-name="T1">?</text:span></text:p>
        </text:list-item>
        <text:list-item>
          <text:p text:style-name="P11"><text:span text:style-name="T1">¿Quien </text:span><text:span text:style-name="T6">son los nietos de abril</text:span><text:span text:style-name="T1">?</text:span></text:p>
        </text:list-item>
        <text:list-item>
          <text:p text:style-name="P12"><text:span text:style-name="T1">¿Quien </text:span><text:span text:style-name="T6">son los </text:span><text:span text:style-name="T7">primos segundo</text:span><text:span text:style-name="T6"> de </text:span><text:span text:style-name="T5">carlos</text:span><text:span text:style-name="T1">?</text:span></text:p>
        </text:list-item>
      </text:list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Numbering_20_Symbols" style:display-name="Numbering Symbols" style:family="text"/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editing-cycles>3</meta:editing-cycles>
    <meta:creation-date>2008-08-22T11:41:04</meta:creation-date>
    <dc:date>2022-10-26T08:00:47.286092890</dc:date>
    <meta:editing-duration>PT5M46S</meta:editing-duration>
    <meta:document-statistic meta:table-count="0" meta:image-count="0" meta:object-count="0" meta:page-count="1" meta:paragraph-count="43" meta:word-count="125" meta:character-count="963" meta:non-whitespace-character-count="898"/>
  </office:meta>
</office:document-meta>
</file>